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533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5.939cm" fo:min-width="4.419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424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85cm" fo:min-width="2.675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641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353cm"/>
    </style:style>
    <style:style style:name="gr10" style:family="graphic" style:parent-style-name="standard">
      <style:graphic-properties draw:stroke="none" svg:stroke-color="#000000" draw:fill="none" draw:fill-color="#ffffff" fo:min-height="2.113cm"/>
    </style:style>
    <style:style style:name="gr11" style:family="graphic" style:parent-style-name="standard">
      <style:graphic-properties draw:stroke="none" svg:stroke-color="#000000" draw:fill="none" draw:fill-color="#ffffff" fo:min-height="0.705cm"/>
    </style:style>
    <style:style style:name="gr12" style:family="graphic" style:parent-style-name="objectwithoutfill">
      <style:graphic-properties draw:stroke="dash" draw:stroke-dash="Ultrafine_20_2_20_Dots_20_3_20_Dashes" svg:stroke-width="0.028cm" svg:stroke-color="#ed1c24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="none" draw:fill-color="#ffffff"/>
      <style:text-properties style:font-name="SimSun" fo:font-size="8pt" fo:font-style="normal" fo:font-weight="bold" style:font-name-asian="SimSun" style:font-size-asian="8pt" style:font-style-asian="normal" style:font-weight-asian="bold" style:font-size-complex="8pt" style:font-style-complex="normal" style:font-weight-complex="bold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style:font-name="SimSu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>
      <loext:graphic-properties draw:fill-color="#ffffff"/>
      <style:paragraph-properties fo:text-align="center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text-properties fo:color="#ce181e"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SimSun" fo:font-size="8pt" fo:font-style="normal" fo:font-weight="bold" style:font-name-asian="SimSun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font-name="SimSu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SimSun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imSu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Lucida 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ce181e"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811cm" svg:height="6.783cm" svg:x="1cm" svg:y="1.075cm">
          <draw:text-box>
            <text:p text:style-name="P1"><text:span text:style-name="T1">struct input_dev { <text:s/>/* </text:span><text:span text:style-name="T1">在</text:span><text:span text:style-name="T1">include/linux/input.h </text:span><text:span text:style-name="T1">中定义 </text:span><text:span text:style-name="T1">*/</text:span></text:p>
            <text:p text:style-name="P1"><text:span text:style-name="T1"><text:s text:c="4"/></text:span><text:span text:style-name="T1">...</text:span></text:p>
            <text:p text:style-name="P1"><text:span text:style-name="T1"><text:s text:c="4"/></text:span><text:span text:style-name="T1">struct input_id id;</text:span></text:p>
            <text:p text:style-name="P1"><text:span text:style-name="T1"><text:s text:c="4"/></text:span><text:span text:style-name="T1">/* struct input_id {</text:span></text:p>
            <text:p text:style-name="P1"><text:span text:style-name="T1"><text:s text:c="5"/></text:span><text:span text:style-name="T1">* <text:s text:c="4"/>// </text:span><text:span text:style-name="T1">描述设备硬件属性</text:span></text:p>
            <text:p text:style-name="P1"><text:span text:style-name="T1"><text:s text:c="5"/></text:span><text:span text:style-name="T1">* <text:s text:c="4"/>// </text:span><text:span text:style-name="T1">在</text:span><text:span text:style-name="T1">include/uapi/linux/input.h </text:span><text:span text:style-name="T1">中定义</text:span></text:p>
            <text:p text:style-name="P1"><text:span text:style-name="T1"><text:s text:c="5"/></text:span><text:span text:style-name="T1">* <text:s text:c="4"/>__u16 bustype; <text:s/>// </text:span><text:span text:style-name="T1">总线类型</text:span></text:p>
            <text:p text:style-name="P1"><text:span text:style-name="T1"><text:s text:c="5"/></text:span><text:span text:style-name="T1">* <text:s text:c="4"/>__u16 vendor; <text:s text:c="2"/>// </text:span><text:span text:style-name="T1">厂商编号</text:span></text:p>
            <text:p text:style-name="P1"><text:span text:style-name="T1"><text:s text:c="5"/></text:span><text:span text:style-name="T1">* <text:s text:c="4"/>__u16 product; <text:s/>// </text:span><text:span text:style-name="T1">设备编号</text:span></text:p>
            <text:p text:style-name="P1"><text:span text:style-name="T1"><text:s text:c="5"/></text:span><text:span text:style-name="T1">* <text:s text:c="4"/>__u16 version; <text:s/>// </text:span><text:span text:style-name="T1">设备版本号</text:span></text:p>
            <text:p text:style-name="P1"><text:span text:style-name="T1"><text:s text:c="5"/></text:span><text:span text:style-name="T1">* } */</text:span></text:p>
            <text:p text:style-name="P1"><text:span text:style-name="T1"/></text:p>
            <text:p text:style-name="P1"><text:span text:style-name="T1"><text:s text:c="4"/></text:span><text:span text:style-name="T1">unsigned long propbit[BITS_TO_LONGS(INPUT_PROP_CNT)];</text:span></text:p>
            <text:p text:style-name="P1"><text:span text:style-name="T1"><text:s text:c="4"/></text:span><text:span text:style-name="T1">/* </text:span><text:span text:style-name="T1">一系列</text:span><text:span text:style-name="T1">bitmap</text:span></text:p>
            <text:p text:style-name="P1"><text:span text:style-name="T1"><text:s text:c="5"/></text:span><text:span text:style-name="T1">* #define BIT_TO_LONGS(nr) DIV_ROUND_UP(nr, BITS_PER_BYTE * sizeof(long))</text:span></text:p>
            <text:p text:style-name="P1"><text:span text:style-name="T1"><text:s text:c="5"/></text:span><text:span text:style-name="T1">* #define DIV_ROUND_UP __KERNEL_DIV_ROUND_UP</text:span></text:p>
            <text:p text:style-name="P1"><text:span text:style-name="T1"><text:s text:c="5"/></text:span><text:span text:style-name="T1">* #define __KERNEL_DIV_ROUND_UP(n, d) <text:s/>(((n) + (d) - 1)/(d)) */</text:span></text:p>
            <text:p text:style-name="P1"><text:span text:style-name="T1"><text:s text:c="4"/></text:span><text:span text:style-name="T1">...</text:span></text:p>
            <text:p text:style-name="P1"><text:span text:style-name="T1"><text:s text:c="4"/></text:span><text:span text:style-name="T1">struct device dev; <text:s/>// </text:span><text:span text:style-name="T1">设备基类</text:span></text:p>
            <text:p text:style-name="P1"><text:span text:style-name="T1"/></text:p>
            <text:p text:style-name="P1"><text:span text:style-name="T1"><text:s text:c="4"/></text:span><text:span text:style-name="T1">struct list_head <text:s text:c="3"/>h_list;</text:span></text:p>
            <text:p text:style-name="P1"><text:span text:style-name="T1"><text:s text:c="4"/></text:span><text:span text:style-name="T1">struct list_head <text:s text:c="3"/>node;</text:span></text:p>
            <text:p text:style-name="P1"><text:span text:style-name="T1">}</text:span></text:p>
          </draw:text-box>
        </draw:frame>
        <draw:custom-shape draw:style-name="gr2" draw:text-style-name="P3" draw:layer="layout" svg:width="4.953cm" svg:height="6.223cm" svg:x="13.065cm" svg:y="1.88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937cm" svg:height="0.674cm" svg:x="13.319cm" svg:y="1.127cm">
          <draw:text-box>
            <text:p><text:span text:style-name="T2">struct input_dev</text:span></text:p>
          </draw:text-box>
        </draw:frame>
        <draw:line draw:style-name="gr4" draw:text-style-name="P5" draw:layer="layout" svg:x1="13.065cm" svg:y1="2.778cm" svg:x2="18.018cm" svg:y2="2.778cm">
          <text:p/>
        </draw:line>
        <draw:frame draw:style-name="gr5" draw:text-style-name="P6" xml:id="id2" draw:id="id2" draw:layer="layout" svg:width="4.699cm" svg:height="0.889cm" svg:x="13.192cm" svg:y="1.889cm">
          <draw:text-box>
            <text:p><text:span text:style-name="T3">Struct input_id id</text:span></text:p>
          </draw:text-box>
        </draw:frame>
        <draw:line draw:style-name="gr4" draw:text-style-name="P5" draw:layer="layout" svg:x1="13.065cm" svg:y1="3.667cm" svg:x2="18.018cm" svg:y2="3.667cm">
          <text:p/>
        </draw:line>
        <draw:frame draw:style-name="gr5" draw:text-style-name="P6" draw:layer="layout" svg:width="4.699cm" svg:height="0.889cm" svg:x="13.192cm" svg:y="2.778cm">
          <draw:text-box>
            <text:p><text:span text:style-name="T3">propbit[(long)]</text:span></text:p>
          </draw:text-box>
        </draw:frame>
        <draw:line draw:style-name="gr4" draw:text-style-name="P5" draw:layer="layout" svg:x1="13.065cm" svg:y1="4.556cm" svg:x2="18.018cm" svg:y2="4.556cm">
          <text:p/>
        </draw:line>
        <draw:frame draw:style-name="gr5" draw:text-style-name="P6" draw:layer="layout" svg:width="4.699cm" svg:height="0.889cm" svg:x="13.192cm" svg:y="3.667cm">
          <draw:text-box>
            <text:p><text:span text:style-name="T3">bitmaps[(long)]</text:span></text:p>
          </draw:text-box>
        </draw:frame>
        <draw:line draw:style-name="gr4" draw:text-style-name="P5" draw:layer="layout" svg:x1="13.065cm" svg:y1="5.445cm" svg:x2="18.018cm" svg:y2="5.445cm">
          <text:p/>
        </draw:line>
        <draw:frame draw:style-name="gr5" draw:text-style-name="P8" draw:layer="layout" svg:width="4.699cm" svg:height="0.889cm" svg:x="13.192cm" svg:y="4.556cm">
          <draw:text-box>
            <text:p text:style-name="P7"><text:span text:style-name="T3">...</text:span></text:p>
          </draw:text-box>
        </draw:frame>
        <draw:line draw:style-name="gr4" draw:text-style-name="P5" draw:layer="layout" svg:x1="13.065cm" svg:y1="6.334cm" svg:x2="18.018cm" svg:y2="6.334cm">
          <text:p/>
        </draw:line>
        <draw:frame draw:style-name="gr5" draw:text-style-name="P6" draw:layer="layout" svg:width="4.699cm" svg:height="0.889cm" svg:x="13.192cm" svg:y="5.445cm">
          <draw:text-box>
            <text:p><text:span text:style-name="T3">Struct device dev</text:span></text:p>
          </draw:text-box>
        </draw:frame>
        <draw:line draw:style-name="gr4" draw:text-style-name="P5" draw:layer="layout" svg:x1="13.065cm" svg:y1="7.223cm" svg:x2="18.018cm" svg:y2="7.223cm">
          <text:p/>
        </draw:line>
        <draw:frame draw:style-name="gr5" draw:text-style-name="P6" draw:layer="layout" svg:width="4.699cm" svg:height="0.889cm" svg:x="13.192cm" svg:y="6.334cm">
          <draw:text-box>
            <text:p><text:span text:style-name="T3">Struct list_head h_list</text:span></text:p>
          </draw:text-box>
        </draw:frame>
        <draw:line draw:style-name="gr4" draw:text-style-name="P5" draw:layer="layout" svg:x1="13.065cm" svg:y1="8.112cm" svg:x2="18.018cm" svg:y2="8.112cm">
          <text:p/>
        </draw:line>
        <draw:frame draw:style-name="gr5" draw:text-style-name="P6" draw:layer="layout" svg:width="4.699cm" svg:height="0.889cm" svg:x="13.192cm" svg:y="7.223cm">
          <draw:text-box>
            <text:p><text:span text:style-name="T3">Struct list_head node</text:span></text:p>
          </draw:text-box>
        </draw:frame>
        <draw:custom-shape draw:style-name="gr6" draw:text-style-name="P9" draw:layer="layout" svg:width="3.175cm" svg:height="0.635cm" svg:x="5.76cm" svg:y="10.525cm">
          <text:p text:style-name="P7"><text:span text:style-name="T3">list_head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3.175cm" svg:height="0.635cm" svg:x="5.76cm" svg:y="9.89cm">
          <text:p text:style-name="P7"><text:span text:style-name="T3">input_dev_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0.635cm" svg:x="5.76cm" svg:y="11.795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175cm" svg:height="0.635cm" svg:x="5.76cm" svg:y="11.16cm">
          <text:p text:style-name="P7">…</text:p>
          <draw:enhanced-geometry svg:viewBox="0 0 21600 21600" draw:type="rectangle" draw:enhanced-path="M 0 0 L 21600 0 21600 21600 0 21600 0 0 Z N"/>
        </draw:custom-shape>
        <draw:path draw:style-name="gr8" draw:text-style-name="P11" draw:layer="layout" svg:width="1.028cm" svg:height="0.684cm" draw:transform="skewX (0.77876591223987) rotate (-0.51399946471233) translate (8.96390570412789cm 10.1357496280342cm)" svg:viewBox="0 0 1029 685" svg:d="M0 21c1058-163 1029 664 1029 664">
          <text:p/>
        </draw:path>
        <draw:frame draw:style-name="gr9" draw:text-style-name="P12" draw:layer="layout" svg:width="1.27cm" svg:height="0.603cm" svg:x="9.316cm" svg:y="10.049cm">
          <draw:text-box>
            <text:p><text:span text:style-name="T3">next</text:span></text:p>
          </draw:text-box>
        </draw:frame>
        <draw:frame draw:style-name="gr9" draw:text-style-name="P13" draw:layer="layout" svg:width="6.477cm" svg:height="0.603cm" svg:x="4.236cm" svg:y="9.128cm">
          <draw:text-box>
            <text:p><text:span text:style-name="T4">static LIST_HEAD(input_dev_list);</text:span></text:p>
          </draw:text-box>
        </draw:frame>
        <draw:path draw:style-name="gr4" draw:text-style-name="P5" draw:layer="layout" svg:width="4.297cm" svg:height="1.9cm" draw:transform="skewX (-0.288851991205061) rotate (-2.12197130457471) translate (13.1674068688709cm 7.75849731574457cm)" svg:viewBox="0 0 4298 1901" svg:d="M0 102c2957-620 4298 1799 4298 1799">
          <text:p/>
        </draw:path>
        <draw:frame draw:style-name="gr10" draw:text-style-name="P6" draw:layer="layout" svg:width="9.906cm" svg:height="2.363cm" svg:x="10.779cm" svg:y="8.797cm">
          <draw:text-box>
            <text:p><text:span text:style-name="T3">int input_register_device(struct input_dev *dev)</text:span></text:p>
            <text:p><text:span text:style-name="T3">{</text:span></text:p>
            <text:p><text:span text:style-name="T3"><text:tab/></text:span><text:span text:style-name="T3">…</text:span></text:p>
            <text:p><text:span text:style-name="T3"><text:tab/></text:span><text:span text:style-name="T3">list_add_tail(&amp;dev-&gt;node, &amp;input_dev_list);</text:span></text:p>
            <text:p><text:span text:style-name="T5"><text:tab/></text:span><text:span text:style-name="T3">…</text:span></text:p>
            <text:p><text:span text:style-name="T3">}</text:span></text:p>
          </draw:text-box>
        </draw:frame>
        <draw:frame draw:style-name="gr11" draw:text-style-name="P14" draw:layer="layout" svg:width="5.461cm" svg:height="0.955cm" svg:x="4.556cm" svg:y="7.985cm">
          <draw:text-box>
            <text:p><text:span text:style-name="T6">__container_of(input_dev_list-&gt;next, dev, node)</text:span></text:p>
          </draw:text-box>
        </draw:frame>
        <draw:connector draw:style-name="gr12" draw:text-style-name="P5" draw:layer="layout" draw:type="curve" svg:x1="5.76cm" svg:y1="10.207cm" svg:x2="13.192cm" svg:y2="2.333cm" draw:start-shape="id1" draw:start-glue-point="3" draw:end-shape="id2" draw:end-glue-point="3" svg:d="M5760 10207c-778 0-4494-7874 7432-7874" svg:viewBox="0 0 8592 7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4:25:37.369128140</meta:creation-date>
    <dc:date>2020-04-05T16:07:46.593677683</dc:date>
    <meta:editing-duration>PT18M27S</meta:editing-duration>
    <meta:editing-cycles>5</meta:editing-cycles>
    <meta:generator>LibreOffice/6.0.7.3$Linux_X86_64 LibreOffice_project/00m0$Build-3</meta:generator>
    <meta:document-statistic meta:object-count="28"/>
  </office:meta>
</office:document-meta>
</file>